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elissa Kühnemund</text:p>
            <text:p text:style-name="P10"/>
            <text:p text:style-name="P10">Ausbildungsberaterin</text:p>
            <text:p text:style-name="Contact_20_info">1234567890 – <text:span text:style-name="T15">golden@cronin.info – </text:span><text:span text:style-name="T16">www.my-website.com</text:span></text:p>
            <text:p text:style-name="Contact_20_info"/>
            <text:p text:style-name="P7">Fuga nulla id es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c110e68a-2656-4312-ba22-87400336af75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32cea65-b7c1-4882-9069-c76170de71e3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ffec7c1d-7634-46e8-9ac0-d4b4244081df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elissa Kühnemund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